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000000" style:font-name="Tahoma" fo:font-size="16pt" fo:language="de" fo:country="CH" style:font-size-asian="16pt" style:font-size-complex="16pt"/>
    </style:style>
    <style:style style:name="P2" style:family="paragraph" style:parent-style-name="Header">
      <style:text-properties style:font-name="Tahoma"/>
    </style:style>
    <style:style style:name="P3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00" style:font-name="Tahoma" fo:font-size="10pt" fo:language="de" fo:country="CH" style:font-size-asian="10pt"/>
    </style:style>
    <style:style style:name="P4" style:family="paragraph" style:parent-style-name="Standard">
      <style:text-properties style:font-name="Tahoma"/>
    </style:style>
    <style:style style:name="P5" style:family="paragraph" style:parent-style-name="Standard">
      <style:text-properties style:font-name="Tahoma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0.847cm"/>
        </style:tab-stops>
      </style:paragraph-properties>
      <style:text-properties style:font-name="Tahoma" fo:font-size="9pt" style:font-size-asian="9pt" style:font-size-complex="9pt"/>
    </style:style>
    <style:style style:name="P7" style:family="paragraph" style:parent-style-name="Standard">
      <style:paragraph-properties>
        <style:tab-stops>
          <style:tab-stop style:position="13.785cm"/>
        </style:tab-stops>
      </style:paragraph-properties>
      <style:text-properties style:font-name="Tahoma" fo:font-size="9pt" style:font-size-asian="9pt" style:font-size-complex="9pt"/>
    </style:style>
    <style:style style:name="P8" style:family="paragraph" style:parent-style-name="Standard">
      <style:text-properties style:font-name="Tahoma" fo:font-size="10pt" fo:background-color="#c0c0c0" style:font-size-asian="10pt" style:font-size-complex="10pt"/>
    </style:style>
    <style:style style:name="P9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>
        <style:tab-stops>
          <style:tab-stop style:position="6.001cm" style:type="char" style:char="."/>
        </style:tab-stops>
      </style:paragraph-properties>
      <style:text-properties style:font-name="Tahom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Tahoma" fo:font-size="10pt" fo:language="de" fo:country="CH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6.001cm" style:type="char" style:char="."/>
        </style:tab-stops>
      </style:paragraph-properties>
      <style:text-properties style:font-name="Tahoma" fo:font-size="10pt" style:font-size-asian="10pt" style:font-size-complex="10pt"/>
    </style:style>
    <style:style style:name="P14" style:family="paragraph" style:parent-style-name="Standard">
      <style:text-properties style:font-name="Tahoma" fo:language="de" fo:country="DE"/>
    </style:style>
    <style:style style:name="P15" style:family="paragraph" style:parent-style-name="Standard">
      <style:paragraph-properties fo:margin-top="0.101cm" fo:margin-bottom="0cm">
        <style:tab-stops>
          <style:tab-stop style:position="0.847cm"/>
        </style:tab-stops>
      </style:paragraph-properties>
      <style:text-properties style:font-name="Tahoma" fo:font-size="9pt" style:font-size-asian="9pt" style:font-size-complex="9pt"/>
    </style:style>
    <style:style style:name="P16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Heading_20_6">
      <style:text-properties style:font-name="Tahoma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c0c0c0" style:background-transparency="0%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2.201cm" svg:y="4.001cm" svg:width="7.571cm" draw:z-index="0">
        <draw:text-box fo:min-height="3.81cm">
          <text:h text:style-name="P17" text:outline-level="6">[Mandant.Titel] [Mandant.Vorname] [Mandant.Name], [Mandant.Strasse], [Mandant.Plz] [Mandant.Ort]</text:h>
          <text:p text:style-name="P12"/>
          <text:p text:style-name="P12">[Adressat.Anschrift]</text:p>
        </draw:text-box>
      </draw:frame>
      <draw:frame draw:style-name="fr2" draw:name="Rahmen8" text:anchor-type="page" text:anchor-page-number="1" svg:x="0.48cm" svg:y="5.53cm" svg:width="9.292cm" draw:z-index="1">
        <draw:text-box fo:min-height="1.752cm">
          <text:p text:style-name="P8">Für: [Patient.Name] [Patient.Vorname], [Patient.Geburtsdatum]</text:p>
          <text:p text:style-name="P8">Rechnungs-Nummer<text:tab/>[Rechnung.RnNummer]<text:tab/></text:p>
          <text:p text:style-name="P8">Rechnungs-Datum:<text:tab/>[Rechnung.RnDatum]<text:tab/></text:p>
          <text:p text:style-name="P8">Behandlungen von:<text:tab/>[Rechnung.RnDatumVon]</text:p>
          <text:p text:style-name="P8">Behandlungen bis:<text:tab/>[Rechnung.RnDatumBis]</text:p>
        </draw:text-box>
      </draw:frame>
      <text:p text:style-name="P7">[Mandant.Titel] [Mandant.Vorname] [Mandant.Name]<text:tab/>[Mandant.Ort], [Datum.heute]</text:p>
      <text:p text:style-name="P5">[Mandant.Strasse]</text:p>
      <text:p text:style-name="P5">[Mandant.Plz] [Mandant.Ort]</text:p>
      <text:p text:style-name="P5">KSK-Nr. [Mandant.KSK]</text:p>
      <text:p text:style-name="P15">Tel:<text:tab/>[Mandant.Telefon1]</text:p>
      <text:p text:style-name="P6">Fax:<text:tab/>[Mandant.Fax]</text:p>
      <text:p text:style-name="P4"/>
      <text:p text:style-name="P8"/>
      <text:p text:style-name="P8"/>
      <text:p text:style-name="P4"/>
      <text:p text:style-name="P14"/>
      <text:p text:style-name="P4"/>
      <text:p text:style-name="P4"/>
      <text:p text:style-name="P4"/>
      <text:p text:style-name="P11">Honorar-Rechnung</text:p>
      <text:p text:style-name="P11"/>
      <text:p text:style-name="P9">Sehr geehrte Damen und Herren</text:p>
      <text:p text:style-name="P9"/>
      <text:p text:style-name="P9">Sie erhalten beiliegend die Rechnung für meine Behandlung. Ich bitte Sie den Betrag innert 30 Tagen zu überweisen. </text:p>
      <text:p text:style-name="P9">Die Rechnung schicken Sie bitte an Ihre Krankenkasse/Versicherung, welche Ihnen den Betrag rückvergüten wird. </text:p>
      <text:p text:style-name="P9"/>
      <text:p text:style-name="P9">Mit bestem Dank und freundliche Grüssen</text:p>
      <text:p text:style-name="P9"/>
      <text:p text:style-name="P9"/>
      <text:p text:style-name="P9">[Mandant.Titel] [Mandant.Vorname] [Mandant.Name]</text:p>
      <text:p text:style-name="P9"/>
      <text:p text:style-name="P9"/>
      <text:p text:style-name="P13">[Leistungen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 style:font-name="Tahoma" fo:font-size="16pt" fo:language="de" fo:country="CH" style:font-size-asian="16pt" style:font-size-complex="16pt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00" style:font-name="Tahoma" fo:font-size="10pt" fo:language="de" fo:country="CH" style:font-size-asian="10pt"/>
    </style:style>
    <style:style style:name="MP3" style:family="paragraph" style:parent-style-name="Header">
      <style:text-properties style:font-name="Tahoma"/>
    </style:style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1cm" fo:margin-top="1cm" fo:margin-bottom="1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Next_20_convert_20_1">
      <style:header>
        <text:p text:style-name="MP1">[Mandant.Titel] [Mandant.Vorname] [Mandant.Name]</text:p>
        <text:p text:style-name="MP2">[Mandant.Strasse], [Mandant.Plz] [Mandant.Ort]</text:p>
        <text:p text:style-name="MP3"/>
      </style:header>
    </style:master-page>
    <style:master-page style:name="Endnote" style:page-layout-name="Mpm2"/>
    <style:master-page style:name="Next_20_convert_20_1" style:display-name="Next convert 1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title>Tarmedrechnung - Erste Seite mit Einzahlungsschein</dc:title>
    <dc:description>Dies ist eine Seite mit Randbegrenzung 0.5 cm, bestimmt zum Ausdruck auf ein Formular  mit unten angehängtem orangem BESR-Einzahlungsschein.

Diee Vorlage sollte einmal manuell auf dem richtigen Drucker ausgegeben und danach gespeichert werden, damit die Einstellungen bei zukünftigen Druckvorgängen korrekt sind.
</dc:description>
    <dc:subject>Elexis</dc:subject>
    <meta:creation-date>2006-05-18T08:42:33</meta:creation-date>
    <dc:date>2012-10-20T19:21:43.96</dc:date>
    <meta:printed-by>Jürg Schweizer</meta:printed-by>
    <meta:print-date>2009-02-05T11:12:09</meta:print-date>
    <dc:language>de-DE</dc:language>
    <meta:editing-cycles>65</meta:editing-cycles>
    <meta:editing-duration>PT13H55M53S</meta:editing-duration>
    <meta:document-statistic meta:table-count="0" meta:image-count="0" meta:object-count="0" meta:page-count="1" meta:paragraph-count="22" meta:word-count="89" meta:character-count="974" meta:non-whitespace-character-count="903"/>
    <meta:user-defined meta:name="Info 1"/>
    <meta:user-defined meta:name="Info 2"/>
    <meta:user-defined meta:name="Info 3"/>
    <meta:user-defined meta:name="Info 4"/>
    <meta:template xlink:type="simple" xlink:actuate="onRequest" xlink:title="praxis_breite" xlink:href="private:/.ooo-2.0-pre/user/template/praxis_breite.ott" meta:date="2006-05-18T08:42:32"/>
  </office:meta>
</office:document-meta>
</file>